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6DA5A166CCA0B8CD.jpg" manifest:media-type="image/jpeg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roman" style:font-pitch="variable"/>
    <style:font-face style:name="Tahoma3" svg:font-family="Tahoma" style:font-family-generic="swiss" style:font-pitch="variable"/>
    <style:font-face style:name="Tahoma4" svg:font-family="Tahoma" style:font-pitch="variable" style:font-charset="x-symbol"/>
    <style:font-face style:name="Tahoma5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2.572cm"/>
      <style:paragraph-properties style:writing-mode="lr-tb"/>
    </style:style>
    <style:style style:name="pr3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1__5f_Nodalu_5f_slaids_5f_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fo:font-weight="bold" style:font-weight-asian="bold" style:font-weight-complex="bold"/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letter-kerning="true" fo:background-color="transparent" style:font-name-asian="Times New Roman1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/>
    </style:style>
    <style:style style:name="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Arial" style:font-size-complex="32pt" style:font-style-complex="normal" style:font-weight-complex="bold"/>
    </style:style>
    <style:style style:name="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8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1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1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T16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 presentation:presentation-page-layout-name="AL1T0"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Oļegs Korsaks</text:span></text:p>
          </draw:text-box>
        </draw:frame>
        <draw:frame draw:name="Text Placeholder 3" presentation:style-name="pr1" draw:text-style-name="P4" draw:layer="layout" svg:width="22.506cm" svg:height="0.766cm" svg:x="1.53cm" svg:y="14.605cm" presentation:class="outline" presentation:user-transformed="true">
          <draw:text-box>
            <text:p text:style-name="P3"><text:span text:style-name="T2">Zinātniskais vadītājs:</text:span></text:p>
            <text:p text:style-name="P3"><text:span text:style-name="T3">Dr</text:span><text:span text:style-name="T2">.sc.ing, Pētnieks</text:span></text:p>
            <text:p text:style-name="P3"><text:span text:style-name="T2">Ēvalds Urtāns</text:span></text:p>
          </draw:text-box>
        </draw:frame>
        <draw:frame draw:name="Text Placeholder 4" presentation:style-name="pr1" draw:text-style-name="P4" draw:layer="layout" svg:width="22.506cm" svg:height="0.793cm" svg:x="1.507cm" svg:y="16.987cm" presentation:class="outline" presentation:user-transformed="true">
          <draw:text-box>
            <text:p text:style-name="P3"><text:span text:style-name="T2">Bakalaura darba progresa apspriešanas 2. seminārs </text:span></text:p>
          </draw:text-box>
        </draw:frame>
        <draw:frame draw:name="Text Placeholder 5" presentation:style-name="pr1" draw:text-style-name="P6" draw:layer="layout" svg:width="22.506cm" svg:height="3.135cm" svg:x="1.53cm" svg:y="6.39cm" presentation:class="outline" presentation:user-transformed="true">
          <draw:text-box>
            <text:p text:style-name="P5"><text:span text:style-name="T4">Salīdzinošā analīze datu kopu formātiem PyTorch attēlu klasifikācijas uzdevumie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2T11">
        <draw:frame draw:name="Content Placeholder 6" presentation:style-name="pr3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Mērķis:</text:span><text:span text:style-name="T6"> Salīdzināt datu ielādes metodes attēlu klasifikācijas uzdevumiem PyTorch vidē.</text:span></text:p>
              </text:list-item>
              <text:list-item>
                <text:p text:style-name="P8"><text:span text:style-name="T5">Tips</text:span><text:span text:style-name="T6">: 1. Moderno risinājumu izpēte</text:span></text:p>
              </text:list-item>
            </text:list>
          </draw:text-box>
        </draw:frame>
        <draw:frame draw:name="Title 5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7">Darba mērķis un tips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8">Rīgas Tehniskā universitā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2T11">
        <draw:frame draw:name="Content Placeholder 1" presentation:style-name="pr7" draw:text-style-name="P9" draw:layer="layout" svg:width="22.859cm" svg:height="7.747cm" svg:x="1.271cm" svg:y="4.039cm" presentation:class="outline" presentation:user-transformed="true">
          <draw:text-box>
            <text:list text:style-name="L2">
              <text:list-item>
                <text:p text:style-name="P8"><text:span text:style-name="T6">Izpētīt MNT pamatus, ConvNet, ResNet, DenseNet un InceptionNet modeļu arhitektūras.</text:span></text:p>
              </text:list-item>
              <text:list-item>
                <text:p text:style-name="P8"><text:span text:style-name="T6">Atrast augstas izšķirtspējas datukopas attēlu klasifikācijai</text:span></text:p>
              </text:list-item>
              <text:list-item>
                <text:p text:style-name="P8"><text:span text:style-name="T6">Jāizdomā metrikas, kā noteikt ietekmi datu ielādes metodēm</text:span></text:p>
              </text:list-item>
              <text:list-item>
                <text:p text:style-name="P8"><text:span text:style-name="T6">Salīdzināt datu kopu formātus un to ielādes metodes dažādam datukopām</text:span></text:p>
                <text:p text:style-name="P8"><text:span text:style-name="T6"/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7">Darba uzdevumi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8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2T11">
        <draw:frame draw:name="Content Placeholder 1" presentation:style-name="pr8" draw:text-style-name="P16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9">Jau ir izdarīts:</text:span></text:p>
                <text:list>
                  <text:list-item>
                    <text:p text:style-name="P14"><text:span text:style-name="T10">Aprakstītas dziļā māšinmācīšanās pamatarhitektūra, lineārie slāņi, aktivizācijas funkcijas, kļūdas funkcijas, atpakaļizplatīšanas algoritms, apmācamo parametru optimizācijas algoritms, modeļu metrikas</text:span></text:p>
                  </text:list-item>
                  <text:list-item>
                    <text:p text:style-name="P14"><text:span text:style-name="T10">Izpētīti MNT pamati, ConvNet, ResNet, DenseNet un InceptionNet modeļu arhitektūras attēlu klasifikācijai.</text:span></text:p>
                  </text:list-item>
                  <text:list-item>
                    <text:p text:style-name="P14"><text:span text:style-name="T10">Izpētīti HDF5, Linux mmap, PostgreSQL attēlu glabāšanai / ielādei</text:span></text:p>
                  </text:list-item>
                  <text:list-item>
                    <text:p text:style-name="P14"><text:span text:style-name="T10">Izpētīts PyTorch Dataset un DataLoader datu ielādes mehanisms</text:span></text:p>
                  </text:list-item>
                </text:list>
              </text:list-item>
              <text:list-item>
                <text:p text:style-name="P8"><text:span text:style-name="T9">Plānots:</text:span></text:p>
                <text:list>
                  <text:list-item>
                    <text:p text:style-name="P15"><text:span text:style-name="T10">Izpētīt Nvidia mmap attēlu glabāšanai</text:span></text:p>
                  </text:list-item>
                  <text:list-item>
                    <text:p text:style-name="P15"><text:span text:style-name="T10">Jāapraksta visus izpētītos datu ielādes formātus</text:span></text:p>
                  </text:list-item>
                </text:list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7">Analītiskā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8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daļa" draw:style-name="dp1" draw:master-page-name="_31__5f_Title_20_and_20_Content" presentation:presentation-page-layout-name="AL2T11">
        <draw:frame draw:name="Content Placeholder 1" presentation:style-name="pr8" draw:text-style-name="P17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11">Pagaidam nekas netika izdarīts :|</text:span></text:p>
              </text:list-item>
            </text:list>
            <text:p text:style-name="P8"><text:span text:style-name="T11"/></text:p>
            <text:p text:style-name="P8"><text:span text:style-name="T11"/></text:p>
            <text:p text:style-name="P8"><text:span text:style-name="T11"/></text:p>
            <text:list text:continue-numbering="true" text:style-name="L2">
              <text:list-item>
                <text:p text:style-name="P8"><text:span text:style-name="T12">Plānots:</text:span></text:p>
                <text:list>
                  <text:list-item>
                    <text:p text:style-name="P14"><text:span text:style-name="T11">Jāsagatavo attēlu datu kopas visos aprakstītos formātos</text:span></text:p>
                  </text:list-item>
                  <text:list-item>
                    <text:p text:style-name="P14"><text:span text:style-name="T11">Jāimplementē attēlu klasifikācijas modeli kodā</text:span></text:p>
                  </text:list-item>
                  <text:list-item>
                    <text:p text:style-name="P14"><text:span text:style-name="T11">Jāimplementē kodu apmācības ātruma mērīšanai visiem datu kopu formātiem</text:span></text:p>
                  </text:list-item>
                </text:list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7">Risinājuma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8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2T11">
        <draw:frame draw:name="Content Placeholder 1" presentation:style-name="pr8" draw:text-style-name="P18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12">Plānots:</text:span></text:p>
                <text:list>
                  <text:list-item>
                    <text:p text:style-name="P14"><text:span text:style-name="T12">Savstarpēji salīdzināt datu ielādes metodes un to ietekmi uz mašīnapmācīšanas ātrumu</text:span></text:p>
                  </text:list-item>
                  <text:list-item>
                    <text:p text:style-name="P14"><text:span text:style-name="T12">Interpretēt rezultātus un nonākt pie secinājumiem</text:span></text:p>
                  </text:list-item>
                </text:list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7">Risinājuma pārbaudes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8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ēmas darba gaitā" draw:style-name="dp1" draw:master-page-name="_31__5f_Title_20_and_20_Content" presentation:presentation-page-layout-name="AL2T11">
        <draw:frame draw:name="Content Placeholder 1" presentation:style-name="pr8" draw:text-style-name="P17" draw:layer="layout" svg:width="22.859cm" svg:height="7.747cm" svg:x="1.27cm" svg:y="4.039cm" presentation:class="outline" presentation:user-transformed="true">
          <draw:text-box>
            <text:p text:style-name="P19"><text:span text:style-name="T13"/></text:p>
            <text:list text:style-name="L2">
              <text:list-item>
                <text:p text:style-name="P19"><text:span text:style-name="T13">Kad rakstu darbu – izmantoju savas nesen iegūtas zināšanas no RTU lekcijām un citiem nezinātniskiem avotiem un tad nezinu kā lai iekļautu kādu atsauci uz literatūras avotiem.</text:span></text:p>
              </text:list-item>
            </text:list>
            <text:p text:style-name="P19"><text:span text:style-name="T13"/></text:p>
            <text:p text:style-name="P19"><text:span text:style-name="T13"/></text:p>
            <text:p text:style-name="P19"><text:span text:style-name="T11"/></text:p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4">Problēmas darba gaitā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8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solu gandrīz gatavu darbu uz priekšaizstāvēšanos! " draw:style-name="dp1" draw:master-page-name="_31__5f_Nodalu_5f_slaids_5f_1">
        <draw:frame draw:name="Title 4" presentation:style-name="pr9" draw:text-style-name="P21" draw:layer="layout" svg:width="19.949cm" svg:height="4.082cm" svg:x="1.588cm" svg:y="5.79cm" presentation:class="title" presentation:user-transformed="true">
          <draw:text-box>
            <text:p text:style-name="P20"><text:span text:style-name="T15">Apsolu gandrīz gatavu darbu uz priekšaizstāvēšanos! </text:span></text:p>
          </draw:text-box>
        </draw:frame>
        <draw:frame draw:name="Slide Number Placeholder 3" presentation:style-name="pr10" draw:text-style-name="P13" draw:layer="layout" svg:width="6.865cm" svg:height="1.013cm" svg:x="0cm" svg:y="16.916cm" presentation:class="page-number" presentation:user-transformed="true">
          <draw:text-box>
            <text:p text:style-name="P12"><text:span text:style-name="T16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ystem" style:font-pitch="variable" style:font-charset="x-symbol"/>
    <style:font-face style:name="Tahoma2" svg:font-family="Tahoma" style:font-family-generic="roman" style:font-pitch="variable"/>
    <style:font-face style:name="Tahoma3" svg:font-family="Tahoma" style:font-family-generic="swiss" style:font-pitch="variable"/>
    <style:font-face style:name="Tahoma4" svg:font-family="Tahoma" style:font-pitch="variable" style:font-charset="x-symbol"/>
    <style:font-face style:name="Tahoma5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8.381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1_5f_bez_5f_num_5f_satura" style:display-name="Head1_bez_num_satura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lePage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text-align="start" style:writing-mode="lr-tb"/>
      <style:text-properties fo:font-size="12pt" style:font-size-asian="14pt" style:font-size-complex="14pt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MT10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list text:style-name="ML2">
            <text:list-item>
              <text:p text:style-name="MP9"><text:span text:style-name="MT3">Text, text, text</text:span></text:p>
            </text:list-item>
          </text:list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4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5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5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6">Jaunas prezentācijas 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8.624cm" svg:height="10.476cm" svg:x="1.482cm" svg:y="2.123cm" presentation:class="page"/>
        <draw:frame presentation:style-name="Titulslaid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2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8">Second level</text:span></text:p>
                  <text:list>
                    <text:list-item>
                      <text:p text:style-name="MP18"><text:span text:style-name="MT5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10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24"><text:span text:style-name="MT1"><presentation:date-time/></text:span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5"><text:span text:style-name="MT6">Paldies.</text:span></text:p>
        </draw:text-box>
      </draw:frame>
      <presentation:notes style:page-layout-name="PM0">
        <draw:page-thumbnail presentation:style-name="_31__5f_Nodalu_5f_slaids_5f_1-title" draw:layer="backgroundobjects" svg:width="13.968cm" svg:height="10.476cm" svg:x="3.81cm" svg:y="2.123cm" presentation:class="page"/>
        <draw:frame presentation:style-name="_31__5f_Nodalu_5f_slaids_5f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JZ</meta:initial-creator>
    <meta:editing-cycles>256</meta:editing-cycles>
    <meta:creation-date>2015-01-14T08:45:22</meta:creation-date>
    <dc:date>2022-04-26T02:22:09.664000000</dc:date>
    <meta:editing-duration>PT11H23M18S</meta:editing-duration>
    <meta:generator>LibreOffice/7.3.2.2$Windows_X86_64 LibreOffice_project/49f2b1bff42cfccbd8f788c8dc32c1c309559be0</meta:generator>
    <meta:document-statistic meta:object-count="95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9</meta:user-defined>
    <meta:template xlink:type="simple" xlink:actuate="onRequest" xlink:title="L_Ekspresis_PPT_pamatne.potx" xlink:href=""/>
  </office:meta>
</office:document-meta>
</file>